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f31b" officeooo:paragraph-rsid="0019f31b"/>
    </style:style>
    <style:style style:name="P2" style:family="paragraph" style:parent-style-name="Standard">
      <style:text-properties style:font-name="Andale Mono" fo:font-size="10pt" fo:font-weight="bold" officeooo:rsid="001fc4b3" officeooo:paragraph-rsid="001fc4b3" style:font-size-asian="10pt" style:font-weight-asian="bold" style:font-size-complex="10pt" style:font-weight-complex="bold"/>
    </style:style>
    <style:style style:name="P3" style:family="paragraph" style:parent-style-name="Standard">
      <style:text-properties style:font-name="Liberation Sans" fo:font-size="12pt" officeooo:rsid="0019f31b" officeooo:paragraph-rsid="001b0c0b" style:font-size-asian="10.5pt" style:font-size-complex="12pt"/>
    </style:style>
    <style:style style:name="P4" style:family="paragraph" style:parent-style-name="Standard">
      <style:text-properties style:font-name="Liberation Sans" fo:font-size="12pt" officeooo:rsid="001b0c0b" officeooo:paragraph-rsid="001b0c0b" style:font-size-asian="10.5pt" style:font-size-complex="12pt"/>
    </style:style>
    <style:style style:name="P5" style:family="paragraph" style:parent-style-name="Standard">
      <style:text-properties style:font-name="Liberation Sans" fo:font-size="12pt" officeooo:rsid="00310ddb" officeooo:paragraph-rsid="00310ddb" style:font-size-asian="10.5pt" style:font-size-complex="12pt"/>
    </style:style>
    <style:style style:name="P6" style:family="paragraph" style:parent-style-name="Standard">
      <style:text-properties style:font-name="Liberation Sans" fo:font-size="12pt" fo:font-weight="bold" officeooo:rsid="002b616a" officeooo:paragraph-rsid="002b616a" style:font-size-asian="12pt" style:font-weight-asian="bold" style:font-size-complex="12pt" style:font-weight-complex="bold"/>
    </style:style>
    <style:style style:name="P7" style:family="paragraph" style:parent-style-name="Standard">
      <style:text-properties style:font-name="Liberation Sans" fo:font-size="12pt" fo:font-weight="bold" officeooo:rsid="001fc4b3" officeooo:paragraph-rsid="001fc4b3" style:font-size-asian="12pt" style:font-weight-asian="bold" style:font-size-complex="12pt" style:font-weight-complex="bold"/>
    </style:style>
    <style:style style:name="P8" style:family="paragraph" style:parent-style-name="Standard">
      <style:text-properties style:font-name="Liberation Sans" fo:font-size="12pt" fo:font-weight="normal" officeooo:rsid="00272b9b" officeooo:paragraph-rsid="0028b090" style:font-size-asian="12pt" style:font-weight-asian="normal" style:font-size-complex="12pt" style:font-weight-complex="normal"/>
    </style:style>
    <style:style style:name="P9" style:family="paragraph" style:parent-style-name="Standard">
      <style:text-properties style:font-name="Liberation Sans" fo:font-size="12pt" fo:font-weight="normal" officeooo:rsid="00272b9b" officeooo:paragraph-rsid="00272b9b" style:font-size-asian="12pt" style:font-weight-asian="normal" style:font-size-complex="12pt" style:font-weight-complex="normal"/>
    </style:style>
    <style:style style:name="P10" style:family="paragraph" style:parent-style-name="Standard">
      <style:text-properties style:font-name="Liberation Sans" fo:font-size="12pt" fo:font-weight="normal" officeooo:rsid="00272b9b" officeooo:paragraph-rsid="001fc4b3" style:font-size-asian="12pt" style:font-weight-asian="normal" style:font-size-complex="12pt" style:font-weight-complex="normal"/>
    </style:style>
    <style:style style:name="P11" style:family="paragraph" style:parent-style-name="Standard">
      <style:text-properties style:font-name="Liberation Sans" fo:font-size="12pt" fo:font-weight="normal" officeooo:rsid="0028b090" officeooo:paragraph-rsid="0028b090" style:font-size-asian="12pt" style:font-weight-asian="normal" style:font-size-complex="12pt" style:font-weight-complex="normal"/>
    </style:style>
    <style:style style:name="P12" style:family="paragraph" style:parent-style-name="Standard">
      <style:text-properties style:font-name="Liberation Sans" fo:font-size="12pt" fo:font-weight="normal" officeooo:rsid="002b616a" officeooo:paragraph-rsid="002b616a" style:font-size-asian="12pt" style:font-weight-asian="normal" style:font-size-complex="12pt" style:font-weight-complex="normal"/>
    </style:style>
    <style:style style:name="P13" style:family="paragraph" style:parent-style-name="Standard">
      <style:text-properties style:font-name="Liberation Sans" fo:font-size="12pt" fo:font-weight="normal" officeooo:rsid="002b616a" officeooo:paragraph-rsid="002ceedf" style:font-size-asian="12pt" style:font-weight-asian="normal" style:font-size-complex="12pt" style:font-weight-complex="normal"/>
    </style:style>
    <style:style style:name="P14" style:family="paragraph" style:parent-style-name="Standard">
      <style:text-properties style:font-name="Liberation Sans" fo:font-size="12pt" fo:font-weight="normal" officeooo:rsid="002ceedf" officeooo:paragraph-rsid="002ceedf" style:font-size-asian="12pt" style:font-weight-asian="normal" style:font-size-complex="12pt" style:font-weight-complex="normal"/>
    </style:style>
    <style:style style:name="P15" style:family="paragraph" style:parent-style-name="Standard">
      <style:text-properties style:font-name="Liberation Sans" fo:font-size="12pt" fo:font-weight="normal" officeooo:rsid="002fd185" officeooo:paragraph-rsid="002fd185" style:font-size-asian="12pt" style:font-weight-asian="normal" style:font-size-complex="12pt" style:font-weight-complex="normal"/>
    </style:style>
    <style:style style:name="P16" style:family="paragraph" style:parent-style-name="Standard">
      <style:text-properties style:font-name="Liberation Sans" fo:font-size="12pt" fo:font-weight="normal" officeooo:rsid="0030096a" officeooo:paragraph-rsid="0030096a" style:font-size-asian="12pt" style:font-weight-asian="normal" style:font-size-complex="12pt" style:font-weight-complex="normal"/>
    </style:style>
    <style:style style:name="P17" style:family="paragraph" style:parent-style-name="Standard">
      <style:text-properties style:font-name="Liberation Sans" fo:font-size="12pt" fo:font-weight="normal" officeooo:rsid="00302853" officeooo:paragraph-rsid="00302853" style:font-size-asian="12pt" style:font-weight-asian="normal" style:font-size-complex="12pt" style:font-weight-complex="normal"/>
    </style:style>
    <style:style style:name="P18" style:family="paragraph" style:parent-style-name="Standard">
      <style:text-properties style:font-name="Liberation Sans" fo:font-size="12pt" fo:font-weight="normal" officeooo:rsid="0030bf7b" officeooo:paragraph-rsid="0030bf7b" style:font-size-asian="12pt" style:font-weight-asian="normal" style:font-size-complex="12pt" style:font-weight-complex="normal"/>
    </style:style>
    <style:style style:name="P19" style:family="paragraph" style:parent-style-name="Standard">
      <style:text-properties style:font-name="Liberation Sans" fo:font-size="12pt" fo:font-weight="normal" officeooo:rsid="0030e3c8" officeooo:paragraph-rsid="0030e3c8" style:font-size-asian="12pt" style:font-weight-asian="normal" style:font-size-complex="12pt" style:font-weight-complex="normal"/>
    </style:style>
    <style:style style:name="P20" style:family="paragraph" style:parent-style-name="Standard">
      <style:text-properties style:font-name="Liberation Sans" fo:font-size="12pt" fo:font-weight="normal" officeooo:rsid="001fc4b3" officeooo:paragraph-rsid="001fc4b3" style:font-size-asian="12pt" style:font-weight-asian="normal" style:font-size-complex="12pt" style:font-weight-complex="normal"/>
    </style:style>
    <style:style style:name="P21" style:family="paragraph" style:parent-style-name="Standard">
      <style:text-properties style:font-name="Liberation Sans" fo:font-size="12pt" fo:font-weight="normal" officeooo:rsid="001fc4b3" officeooo:paragraph-rsid="00212a4e" style:font-size-asian="12pt" style:font-weight-asian="normal" style:font-size-complex="12pt" style:font-weight-complex="normal"/>
    </style:style>
    <style:style style:name="P22" style:family="paragraph" style:parent-style-name="Standard">
      <style:text-properties style:font-name="Liberation Sans" fo:font-size="12pt" fo:font-weight="normal" officeooo:rsid="00212a4e" officeooo:paragraph-rsid="00212a4e" style:font-size-asian="12pt" style:font-weight-asian="normal" style:font-size-complex="12pt" style:font-weight-complex="normal"/>
    </style:style>
    <style:style style:name="P23" style:family="paragraph" style:parent-style-name="Standard">
      <style:text-properties style:font-name="Liberation Sans" fo:font-size="12pt" fo:font-weight="normal" officeooo:rsid="0031f43c" officeooo:paragraph-rsid="0031f43c" style:font-size-asian="10.5pt" style:font-weight-asian="normal" style:font-size-complex="12pt" style:font-weight-complex="normal"/>
    </style:style>
    <style:style style:name="P24" style:family="paragraph" style:parent-style-name="Standard">
      <style:text-properties style:font-name="Liberation Sans" fo:font-size="12pt" officeooo:rsid="001c342d" officeooo:paragraph-rsid="001c342d" style:font-size-asian="12pt" style:font-size-complex="12pt"/>
    </style:style>
    <style:style style:name="P25" style:family="paragraph" style:parent-style-name="Standard">
      <style:text-properties style:font-name="Liberation Sans" fo:font-size="12pt" officeooo:rsid="0019f31b" officeooo:paragraph-rsid="001b0c0b" style:font-size-asian="12pt" style:font-size-complex="12pt"/>
    </style:style>
    <style:style style:name="P26" style:family="paragraph" style:parent-style-name="Standard">
      <style:text-properties style:font-name="Liberation Sans" fo:font-size="12pt" officeooo:rsid="0019f31b" officeooo:paragraph-rsid="0019f31b" style:font-size-asian="12pt" style:font-size-complex="12pt"/>
    </style:style>
    <style:style style:name="P27" style:family="paragraph" style:parent-style-name="Standard">
      <style:text-properties style:font-name="Liberation Sans" fo:font-size="12pt" officeooo:rsid="001b0c0b" officeooo:paragraph-rsid="001b0c0b" style:font-size-asian="12pt" style:font-size-complex="12pt"/>
    </style:style>
    <style:style style:name="P28" style:family="paragraph" style:parent-style-name="Standard">
      <style:text-properties style:font-name="Liberation Sans" fo:font-size="12pt" officeooo:rsid="001dc8b4" officeooo:paragraph-rsid="001dc8b4" style:font-size-asian="12pt" style:font-size-complex="12pt"/>
    </style:style>
    <style:style style:name="P29" style:family="paragraph" style:parent-style-name="Standard">
      <style:text-properties style:font-name="Liberation Sans" fo:font-size="12pt" officeooo:rsid="001dc8b4" officeooo:paragraph-rsid="002a0054" style:font-size-asian="12pt" style:font-size-complex="12pt"/>
    </style:style>
    <style:style style:name="P30" style:family="paragraph" style:parent-style-name="Standard">
      <style:text-properties style:font-name="Liberation Sans" fo:font-size="12pt" officeooo:rsid="001fc4b3" officeooo:paragraph-rsid="001fc4b3" style:font-size-asian="12pt" style:font-size-complex="12pt"/>
    </style:style>
    <style:style style:name="P31" style:family="paragraph" style:parent-style-name="Standard">
      <style:text-properties style:font-name="Liberation Sans" officeooo:rsid="0019f31b" officeooo:paragraph-rsid="0019f31b"/>
    </style:style>
    <style:style style:name="P32" style:family="paragraph" style:parent-style-name="Standard">
      <style:text-properties style:font-name="Liberation Sans" fo:font-weight="bold" officeooo:rsid="0019f31b" officeooo:paragraph-rsid="0019f31b" style:font-weight-asian="bold" style:font-weight-complex="bold"/>
    </style:style>
    <style:style style:name="P33" style:family="paragraph" style:parent-style-name="Standard">
      <style:text-properties style:font-name="Courier 10 Pitch" fo:font-size="10pt" fo:font-weight="bold" officeooo:rsid="001fc4b3" officeooo:paragraph-rsid="001fc4b3" style:font-size-asian="10pt" style:font-weight-asian="bold" style:font-size-complex="10pt" style:font-weight-complex="bold"/>
    </style:style>
    <style:style style:name="P34" style:family="paragraph" style:parent-style-name="Standard">
      <style:text-properties style:font-name="Courier 10 Pitch" fo:font-size="10pt" fo:font-weight="bold" officeooo:rsid="0019f31b" officeooo:paragraph-rsid="0019f31b" style:font-size-asian="10pt" style:font-weight-asian="bold" style:font-size-complex="10pt" style:font-weight-complex="bold"/>
    </style:style>
    <style:style style:name="P35" style:family="paragraph" style:parent-style-name="Standard">
      <style:text-properties style:font-name="Courier 10 Pitch" fo:font-size="10pt" fo:font-weight="bold" officeooo:rsid="001c342d" officeooo:paragraph-rsid="001c342d" style:font-size-asian="10pt" style:font-weight-asian="bold" style:font-size-complex="10pt" style:font-weight-complex="bold"/>
    </style:style>
    <style:style style:name="P36" style:family="paragraph" style:parent-style-name="Standard">
      <style:text-properties style:font-name="Courier 10 Pitch" fo:font-size="10pt" fo:font-weight="bold" officeooo:rsid="001dc8b4" officeooo:paragraph-rsid="001dc8b4" style:font-size-asian="10pt" style:font-weight-asian="bold" style:font-size-complex="10pt" style:font-weight-complex="bold"/>
    </style:style>
    <style:style style:name="P37" style:family="paragraph" style:parent-style-name="Standard">
      <style:text-properties style:font-name="Courier 10 Pitch" fo:font-size="10pt" fo:font-weight="bold" officeooo:rsid="002ceedf" officeooo:paragraph-rsid="002ceedf" style:font-size-asian="10pt" style:font-weight-asian="bold" style:font-size-complex="10pt" style:font-weight-complex="bold"/>
    </style:style>
    <style:style style:name="P38" style:family="paragraph" style:parent-style-name="Standard">
      <style:text-properties style:font-name="Courier 10 Pitch" fo:font-size="10pt" fo:font-weight="bold" officeooo:rsid="002fd185" officeooo:paragraph-rsid="002fd185" style:font-size-asian="10pt" style:font-weight-asian="bold" style:font-size-complex="10pt" style:font-weight-complex="bold"/>
    </style:style>
    <style:style style:name="P39" style:family="paragraph" style:parent-style-name="Standard">
      <style:text-properties style:font-name="Courier 10 Pitch" fo:font-size="10pt" fo:font-weight="bold" officeooo:rsid="0030096a" officeooo:paragraph-rsid="0030096a" style:font-size-asian="10pt" style:font-weight-asian="bold" style:font-size-complex="10pt" style:font-weight-complex="bold"/>
    </style:style>
    <style:style style:name="P40" style:family="paragraph" style:parent-style-name="Standard">
      <style:text-properties style:font-name="Courier 10 Pitch" fo:font-size="10pt" fo:font-weight="bold" officeooo:rsid="00302853" officeooo:paragraph-rsid="00302853" style:font-size-asian="10pt" style:font-weight-asian="bold" style:font-size-complex="10pt" style:font-weight-complex="bold"/>
    </style:style>
    <style:style style:name="P41" style:family="paragraph" style:parent-style-name="Standard">
      <style:text-properties style:font-name="Courier 10 Pitch" fo:font-size="10pt" fo:font-weight="bold" officeooo:rsid="0030bf7b" officeooo:paragraph-rsid="0030bf7b" style:font-size-asian="10pt" style:font-weight-asian="bold" style:font-size-complex="10pt" style:font-weight-complex="bold"/>
    </style:style>
    <style:style style:name="P42" style:family="paragraph" style:parent-style-name="Standard">
      <style:text-properties style:font-name="Courier 10 Pitch" fo:font-size="10pt" fo:font-weight="bold" officeooo:rsid="0030e3c8" officeooo:paragraph-rsid="0030e3c8" style:font-size-asian="10pt" style:font-weight-asian="bold" style:font-size-complex="10pt" style:font-weight-complex="bold"/>
    </style:style>
    <style:style style:name="P43" style:family="paragraph" style:parent-style-name="Standard">
      <style:text-properties style:font-name="Courier 10 Pitch" fo:font-size="10pt" fo:font-weight="bold" officeooo:rsid="002b616a" officeooo:paragraph-rsid="002b616a" style:font-size-asian="10pt" style:font-weight-asian="bold" style:font-size-complex="10pt" style:font-weight-complex="bold"/>
    </style:style>
    <style:style style:name="P44" style:family="paragraph" style:parent-style-name="Standard">
      <style:text-properties style:font-name="Courier 10 Pitch" fo:font-size="10pt" fo:font-weight="bold" officeooo:rsid="00310ddb" officeooo:paragraph-rsid="00310ddb" style:font-size-asian="10pt" style:font-weight-asian="bold" style:font-size-complex="10pt" style:font-weight-complex="bold"/>
    </style:style>
    <style:style style:name="P45" style:family="paragraph" style:parent-style-name="Standard">
      <style:text-properties style:font-name="Courier 10 Pitch" fo:font-size="10pt" fo:font-weight="bold" officeooo:rsid="002ceedf" officeooo:paragraph-rsid="002ceedf" fo:background-color="#ffff00" style:font-size-asian="10pt" style:font-weight-asian="bold" style:font-size-complex="10pt" style:font-weight-complex="bold"/>
    </style:style>
    <style:style style:name="P46" style:family="paragraph" style:parent-style-name="Standard">
      <style:text-properties style:font-name="Courier 10 Pitch" fo:font-size="10pt" fo:font-weight="bold" officeooo:rsid="0030bf7b" officeooo:paragraph-rsid="0030bf7b" fo:background-color="#ffff00" style:font-size-asian="10pt" style:font-weight-asian="bold" style:font-size-complex="10pt" style:font-weight-complex="bold"/>
    </style:style>
    <style:style style:name="P47" style:family="paragraph" style:parent-style-name="Standard">
      <style:text-properties style:font-name="Courier 10 Pitch" fo:font-size="10pt" fo:font-weight="bold" officeooo:rsid="00310ddb" officeooo:paragraph-rsid="00310ddb" fo:background-color="#ffff00" style:font-size-asian="10pt" style:font-weight-asian="bold" style:font-size-complex="10pt" style:font-weight-complex="bold"/>
    </style:style>
    <style:style style:name="P48" style:family="paragraph" style:parent-style-name="Standard">
      <style:text-properties style:font-name="Courier 10 Pitch" fo:font-size="10pt" fo:font-weight="bold" officeooo:rsid="0030e3c8" officeooo:paragraph-rsid="0030e3c8" fo:background-color="#ffff00" style:font-size-asian="10pt" style:font-weight-asian="bold" style:font-size-complex="10pt" style:font-weight-complex="bold"/>
    </style:style>
    <style:style style:name="P49" style:family="paragraph" style:parent-style-name="Standard">
      <style:paragraph-properties fo:break-before="page"/>
      <style:text-properties style:font-name="Liberation Sans" fo:font-size="12pt" fo:font-weight="bold" officeooo:rsid="002b616a" officeooo:paragraph-rsid="002b616a" style:font-size-asian="12pt" style:font-weight-asian="bold" style:font-size-complex="12pt" style:font-weight-complex="bold"/>
    </style:style>
    <style:style style:name="P50" style:family="paragraph" style:parent-style-name="Standard">
      <style:paragraph-properties fo:break-before="page"/>
      <style:text-properties style:font-name="Liberation Sans" fo:font-size="12pt" fo:font-weight="bold" officeooo:rsid="0031f43c" officeooo:paragraph-rsid="0031f43c" style:font-size-asian="10.5pt" style:font-weight-asian="bold" style:font-size-complex="12pt" style:font-weight-complex="bold"/>
    </style:style>
    <style:style style:name="P51" style:family="paragraph" style:parent-style-name="Standard">
      <style:text-properties style:font-name="Courier 10 Pitch" fo:font-size="10pt" fo:font-weight="bold" officeooo:rsid="0019f31b" officeooo:paragraph-rsid="0019f31b" style:font-size-asian="10pt" style:font-weight-asian="bold" style:font-size-complex="10pt" style:font-weight-complex="bold"/>
    </style:style>
    <style:style style:name="P52" style:family="paragraph" style:parent-style-name="Standard">
      <style:text-properties style:font-name="Liberation Sans" fo:font-size="12pt" fo:font-weight="normal" officeooo:rsid="0031f43c" officeooo:paragraph-rsid="0031f43c" style:font-size-asian="10.5pt" style:font-weight-asian="normal" style:font-size-complex="12pt" style:font-weight-complex="normal"/>
    </style:style>
    <style:style style:name="P53" style:family="paragraph" style:parent-style-name="Standard">
      <style:text-properties style:font-name="Liberation Sans" fo:font-size="12pt" fo:font-weight="normal" officeooo:rsid="0032cf6b" officeooo:paragraph-rsid="0032cf6b" style:font-size-asian="10.5pt" style:font-weight-asian="normal" style:font-size-complex="12pt" style:font-weight-complex="normal"/>
    </style:style>
    <style:style style:name="P54" style:family="paragraph" style:parent-style-name="Standard">
      <style:text-properties style:font-name="Andale Mono" fo:font-size="10pt" fo:font-weight="bold" officeooo:rsid="0032cf6b" officeooo:paragraph-rsid="0032cf6b" style:font-size-asian="10pt" style:font-weight-asian="bold" style:font-size-complex="10pt" style:font-weight-complex="bold"/>
    </style:style>
    <style:style style:name="P55" style:family="paragraph" style:parent-style-name="Standard">
      <style:text-properties style:font-name="Andale Mono" fo:font-size="10pt" fo:font-weight="bold" officeooo:rsid="0032cf6b" officeooo:paragraph-rsid="0032cf6b" fo:background-color="#ffff00" style:font-size-asian="10pt" style:font-weight-asian="bold" style:font-size-complex="10pt" style:font-weight-complex="bold"/>
    </style:style>
    <style:style style:name="T1" style:family="text">
      <style:text-properties officeooo:rsid="001b0c0b"/>
    </style:style>
    <style:style style:name="T2" style:family="text">
      <style:text-properties officeooo:rsid="001c342d"/>
    </style:style>
    <style:style style:name="T3" style:family="text">
      <style:text-properties fo:font-style="italic" style:font-style-asian="italic" style:font-style-complex="italic"/>
    </style:style>
    <style:style style:name="T4" style:family="text">
      <style:text-properties officeooo:rsid="001e93a8"/>
    </style:style>
    <style:style style:name="T5" style:family="text">
      <style:text-properties officeooo:rsid="001fc4b3"/>
    </style:style>
    <style:style style:name="T6" style:family="text">
      <style:text-properties officeooo:rsid="00212a4e"/>
    </style:style>
    <style:style style:name="T7" style:family="text">
      <style:text-properties officeooo:rsid="002422f6"/>
    </style:style>
    <style:style style:name="T8" style:family="text">
      <style:text-properties officeooo:rsid="0025772d"/>
    </style:style>
    <style:style style:name="T9" style:family="text">
      <style:text-properties officeooo:rsid="0028b090"/>
    </style:style>
    <style:style style:name="T10" style:family="text">
      <style:text-properties officeooo:rsid="002a0054"/>
    </style:style>
    <style:style style:name="T11" style:family="text">
      <style:text-properties officeooo:rsid="002b616a"/>
    </style:style>
    <style:style style:name="T12" style:family="text">
      <style:text-properties officeooo:rsid="002ceedf"/>
    </style:style>
    <style:style style:name="T13" style:family="text">
      <style:text-properties officeooo:rsid="002e862e"/>
    </style:style>
    <style:style style:name="T14" style:family="text">
      <style:text-properties style:font-name="Liberation Sans"/>
    </style:style>
    <style:style style:name="T15" style:family="text">
      <style:text-properties style:font-name="Liberation Sans" fo:font-size="12pt" style:font-size-asian="12pt" style:font-size-complex="12pt"/>
    </style:style>
    <style:style style:name="T16" style:family="text">
      <style:text-properties style:font-name="Liberation Sans" style:font-size-asian="12pt"/>
    </style:style>
    <style:style style:name="T17" style:family="text">
      <style:text-properties style:font-name="Liberation Sans" officeooo:rsid="002a0054" style:font-size-asian="12pt"/>
    </style:style>
    <style:style style:name="T18" style:family="text">
      <style:text-properties style:font-name="Liberation Sans" officeooo:rsid="001b0c0b"/>
    </style:style>
    <style:style style:name="T19" style:family="text">
      <style:text-properties officeooo:rsid="002fd185"/>
    </style:style>
    <style:style style:name="T20" style:family="text">
      <style:text-properties officeooo:rsid="0030096a"/>
    </style:style>
    <style:style style:name="T21" style:family="text">
      <style:text-properties officeooo:rsid="00302853"/>
    </style:style>
    <style:style style:name="T22" style:family="text">
      <style:text-properties fo:background-color="#ffff00" loext:char-shading-value="0"/>
    </style:style>
    <style:style style:name="T23" style:family="text">
      <style:text-properties fo:background-color="#ffff00" loext:char-shading-value="0"/>
    </style:style>
    <style:style style:name="T24" style:family="text">
      <style:text-properties officeooo:rsid="0031f43c"/>
    </style:style>
    <style:style style:name="T25" style:family="text">
      <style:text-properties officeooo:rsid="0032cf6b"/>
    </style:style>
    <style:style style:name="T26" style:family="text">
      <style:text-properties fo:background-color="#ffff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1">Passo 1</text:span>: una pallina che rimbalza sullo schermo.</text:p>
      <text:p text:style-name="P1"/>
      <text:p text:style-name="P31">Per portarci avanti, faremo in modo che la pallina rimbalzi effettivamente sul “campo di gi<text:span text:style-name="T15">oco”, quindi dovrà restare all’interno della parte inferiore, posto che la fascia in alto è dedicata al punteggio (e un po’ anche all’estetica…).</text:span></text:p>
      <text:p text:style-name="P26"/>
      <text:p text:style-name="P34">#!/usr/bin/env python</text:p>
      <text:p text:style-name="P34"># -*- coding: utf-8 -*-</text:p>
      <text:p text:style-name="P34"/>
      <text:p text:style-name="P34">import pygame</text:p>
      <text:p text:style-name="P26"/>
      <text:p text:style-name="P26">Queste prime righe servono più all’interprete che a voi, comunque quella veramente fondamentale è la terza, che indica a Python di importare la libreria PyGame</text:p>
      <text:p text:style-name="P26"/>
      <text:p text:style-name="P26">Di seguito il codice per la pallina. È una classe, ovvero una struttura dati che contiene anche le funzioni per la loro manipolazione. Nella programmazione orientata agli oggetti le classi sono molto più di questo, ma per ora possiamo anche vederle solo così, come modelli per realizzare variabili molto complesse e modellate sui nostri scopi <text:span text:style-name="T1">(gli oggetti, appunto)</text:span>:</text:p>
      <text:p text:style-name="P26"/>
      <text:p text:style-name="P34">class GameBall:</text:p>
      <text:p text:style-name="P34"/>
      <text:p text:style-name="P34"><text:s text:c="4"/>def __init__(self,img):</text:p>
      <text:p text:style-name="P34"><text:s text:c="8"/>self.speed = [0,0]</text:p>
      <text:p text:style-name="P34"><text:s text:c="8"/>self.bitmap = pygame.image.load(img)</text:p>
      <text:p text:style-name="P34"><text:s text:c="8"/>self.bitmap.set_colorkey((0,0,0))</text:p>
      <text:p text:style-name="P34"/>
      <text:p text:style-name="P34"><text:s text:c="4"/>def reset(self):</text:p>
      <text:p text:style-name="P34"><text:s text:c="8"/>self.x = 11</text:p>
      <text:p text:style-name="P34"><text:s text:c="8"/>self.y = 43</text:p>
      <text:p text:style-name="P34"><text:s text:c="8"/>self.speed = [0,0]</text:p>
      <text:p text:style-name="P34"/>
      <text:p text:style-name="P34"><text:s text:c="4"/>def start(self):</text:p>
      <text:p text:style-name="P34"><text:s text:c="8"/>self.speed = [1,1]</text:p>
      <text:p text:style-name="P26"/>
      <text:p text:style-name="P3"><text:span text:style-name="T16">La prima funzione </text:span><text:span text:style-name="T17">(__init__())</text:span><text:span text:style-name="T16"> viene ric</text:span><text:span text:style-name="T14">hiamata appena si crea un nuovo oggetto </text:span><text:span text:style-name="T18">a</text:span><text:span text:style-name="T1">ppartenente alla classe GameBall, ovvero la nostra pallina. Creiamo le variabili interne all’oggetto impostandole a un valore prefissato e decidiamo l’immagine che rappresenterà la pallina sullo schermo.</text:span></text:p>
      <text:p text:style-name="P4">Le funzioni interne all’oggetto sono dette più precisamente metodi, e si riconoscono perché nel codice esterno <text:span text:style-name="T10">alla classe </text:span>sono identificate dal formato &lt;oggetto&gt;.&lt;metodo()&gt;, mentre all’interno sono richiamate nella forma self.&lt;metodo()&gt;. D’ora in avanti le chiameremo metodi anche nel testo.</text:p>
      <text:p text:style-name="P3"/>
      <text:p text:style-name="P4">reset() è un metodo richiamato per inizializzare la pallina all’inizio del gioco e ogni volta <text:span text:style-name="T16">che finisce al di là della racchetta di un giocatore. Più avanti vedremo come, quando introdurremo </text:span><text:span text:style-name="T17">anche </text:span><text:span text:style-name="T16">le racchette. start() invece imposta la velocità iniziale.</text:span></text:p>
      <text:p text:style-name="P25"/>
      <text:p text:style-name="P27">A<text:span text:style-name="T2">lcuni</text:span> metodi necessari per il movimento della pallina:</text:p>
      <text:p text:style-name="P26"/>
      <text:p text:style-name="P35"><text:s text:c="4"/>def addX(self,val):</text:p>
      <text:p text:style-name="P35"><text:s text:c="8"/>new_x = self.x + val</text:p>
      <text:p text:style-name="P35"><text:s text:c="8"/>if new_x &lt; 640 and new_x &gt; 0:</text:p>
      <text:p text:style-name="P35"><text:s text:c="12"/>self.x += val</text:p>
      <text:p text:style-name="P35"><text:s text:c="8"/>else:</text:p>
      <text:p text:style-name="P35"><text:soft-page-break/><text:s text:c="12"/>if new_x &lt; 0:</text:p>
      <text:p text:style-name="P35"><text:s text:c="16"/>diff = abs(new_x)</text:p>
      <text:p text:style-name="P35"><text:s text:c="16"/>self.x = diff</text:p>
      <text:p text:style-name="P35"><text:s text:c="12"/>else:</text:p>
      <text:p text:style-name="P35"><text:s text:c="16"/>diff = new_x - 629</text:p>
      <text:p text:style-name="P35"><text:s text:c="16"/>self.x = 629 - diff</text:p>
      <text:p text:style-name="P35"><text:s text:c="12"/>self.setSpeedX(-self.speedX())</text:p>
      <text:p text:style-name="P35"/>
      <text:p text:style-name="P35"><text:s text:c="4"/>def addY(self,val):</text:p>
      <text:p text:style-name="P35"><text:s text:c="8"/>new_y = self.y + val</text:p>
      <text:p text:style-name="P35"><text:s text:c="8"/>if new_y &lt;= 466 and new_y &gt;= 42:</text:p>
      <text:p text:style-name="P35"><text:s text:c="12"/>self.y += val</text:p>
      <text:p text:style-name="P35"><text:s text:c="8"/>else:</text:p>
      <text:p text:style-name="P35"><text:s text:c="12"/>if new_y &lt; 42:</text:p>
      <text:p text:style-name="P35"><text:s text:c="16"/>diff = 42 - new_y</text:p>
      <text:p text:style-name="P35"><text:s text:c="16"/>self.y = 42 + diff</text:p>
      <text:p text:style-name="P35"><text:s text:c="12"/>else:</text:p>
      <text:p text:style-name="P35"><text:s text:c="16"/>diff = new_y - 466</text:p>
      <text:p text:style-name="P35"><text:s text:c="16"/>self.y = 466 - diff</text:p>
      <text:p text:style-name="P35"><text:s text:c="12"/>self.setSpeedY(-self.speedY())</text:p>
      <text:p text:style-name="P35"/>
      <text:p text:style-name="P35"><text:s text:c="4"/>def makeStep(self):</text:p>
      <text:p text:style-name="P35"><text:s text:c="8"/>self.addX(self.speed[0])</text:p>
      <text:p text:style-name="P35"><text:s text:c="8"/>self.addY(self.speed[1])</text:p>
      <text:p text:style-name="P24"/>
      <text:p text:style-name="P24">I metodi AddX() e AddY() impostano le nuove posizioni sullo schermo, rispettivamente x e y, a partire dalla posizione precedente e leggendo la velocità impostata per il rispettivo asse. I numeri utilizzati stabiliscono i limiti oltre i quali la pallina non deve andare, corrispondenti alle posizioni estreme del campo di gioco <text:span text:style-name="T3">calcolate tenendo conto dei bordi e delle dimensioni dell’immagine della pallina stessa</text:span>. Ecco perché, anche se abbiamo a disposizione il limite inferiore a 480, dobbiamo limitarci a 466. 4 pixel sono la linea laterale e (considerando che la posizione di ogni oggetto è calcolata a partire dall’angolo superiore sinistro della sua immagine) 11 pixel sono la dimensione in altezza dell’immagine, uguale alla dimensione in larghezza – e tolgo un pixel per sicurezza, servirà per accertarci più avanti che la racchetta ha effettivamente mancato la pallina.</text:p>
      <text:p text:style-name="P24"/>
      <text:p text:style-name="P24">Altri metodi per gestire la velocità e la visualizzazione a schermo aggiornata:</text:p>
      <text:p text:style-name="P24"/>
      <text:p text:style-name="P36"><text:s text:c="4"/>def setSpeedX(self,val):</text:p>
      <text:p text:style-name="P36"><text:s text:c="8"/>if abs(val) &lt; 3:</text:p>
      <text:p text:style-name="P36"><text:s text:c="12"/>self.speed[0] = val</text:p>
      <text:p text:style-name="P36"/>
      <text:p text:style-name="P36"><text:s text:c="4"/>def speedX(self):</text:p>
      <text:p text:style-name="P36"><text:s text:c="8"/>return self.speed[0]</text:p>
      <text:p text:style-name="P36"/>
      <text:p text:style-name="P36"><text:s text:c="4"/>def setSpeedY(self,val):</text:p>
      <text:p text:style-name="P36"><text:s text:c="8"/>if abs(val) &lt; 3:</text:p>
      <text:p text:style-name="P36"><text:s text:c="12"/>self.speed[1] = val</text:p>
      <text:p text:style-name="P36"/>
      <text:p text:style-name="P36"><text:s text:c="4"/>def speedY(self):</text:p>
      <text:p text:style-name="P36"><text:s text:c="8"/>return self.speed[1]</text:p>
      <text:p text:style-name="P36"/>
      <text:p text:style-name="P36"><text:s text:c="4"/>def getX(self):</text:p>
      <text:p text:style-name="P36"><text:s text:c="8"/>return self.x</text:p>
      <text:p text:style-name="P36"/>
      <text:p text:style-name="P36"><text:s text:c="4"/>def getY(self):</text:p>
      <text:p text:style-name="P36"><text:s text:c="8"/>return self.y</text:p>
      <text:p text:style-name="P36"/>
      <text:p text:style-name="P36"><text:soft-page-break/><text:s text:c="4"/>def render(self,screen):</text:p>
      <text:p text:style-name="P36"><text:s text:c="8"/>self.makeStep()</text:p>
      <text:p text:style-name="P36"><text:s text:c="8"/>screen.blit(self.bitmap,(self.x, self.y))</text:p>
      <text:p text:style-name="P28"/>
      <text:p text:style-name="P28"/>
      <text:p text:style-name="P28">I metodi speedX<text:span text:style-name="T5">()</text:span>/speedY<text:span text:style-name="T5">()</text:span> restituiscono rispettivamente la velocità orizzontale e verticale. Notate che possono essere negativi: in quel caso la pallina si muove rispettivamente verso l’alto e verso sinistra. Adesso, rileggendo i metodi AddX() e AddY() dovrebbe essere anche più chiaro quel che succede quando <text:s/>la pallina arriva a un bordo del campo di gioco: se l’incremento della posizione va oltre il limite le funzioni calcolano l’avanzo e arretrano di quel risultato la <text:s/>posizione della pallina, invertendo il segno della rispettiva velocità. Il risultato è un perfetto urto elastico contro la parete rappresentata dal bordo del campo.</text:p>
      <text:p text:style-name="P29">getX() e getY() riportano rispettivamente la posizione orizzontale e verticale al momento della loro chiamata. Si potrebbe anche leggere direttamente il valore della variabile interna <text:s/>connessa, dett<text:span text:style-name="T10">a</text:span> attribut<text:span text:style-name="T10">o</text:span> nell’ambito della programmazione a oggetti anche da fuori, ma pochi altri linguaggi sono così liberali come il Python nell’accesso dall’esterno alle variabili interne di un oggetto. <text:span text:style-name="T10">Q</text:span>uindi è bene abituarsi a raggiunger<text:span text:style-name="T10">e gli attributi</text:span> dall’esterno attraverso metodi dedicati.</text:p>
      <text:p text:style-name="P28">Infine render() esegue l’effettivo movimento della pallina e la disegna a schermo con la funzione blit() di PyGame. O meglio, prepara il disegno della pallina, perché il disegno effettivo avverrà solo al momento della chiamata pygame.display.upgrade(), <text:span text:style-name="T4">nella funzione principale, che per convenzione è main()</text:span>.</text:p>
      <text:p text:style-name="P28"/>
      <text:p text:style-name="P30"><text:span text:style-name="T10">A proposito, p</text:span>assiamo al codice <text:span text:style-name="T10">di quest’ultima</text:span>:</text:p>
      <text:p text:style-name="P30"/>
      <text:p text:style-name="P33">def main(args):</text:p>
      <text:p text:style-name="P33"/>
      <text:p text:style-name="P33"><text:s text:c="4"/>pygame.init()</text:p>
      <text:p text:style-name="P33"><text:s text:c="4"/>screen = pygame.display.set_mode((640,480))</text:p>
      <text:p text:style-name="P33"><text:s text:c="4"/>pygame.key.set_repeat(1,1)</text:p>
      <text:p text:style-name="P33"><text:s text:c="4"/>pygame.display.set_caption("python pong")</text:p>
      <text:p text:style-name="P33"><text:s text:c="4"/>backdrop = pygame.image.load('img/pong_a_2.bmp')</text:p>
      <text:p text:style-name="P33"/>
      <text:p text:style-name="P33"><text:s text:c="4"/>ball = GameBall("img/ball_base.png")</text:p>
      <text:p text:style-name="P33"><text:s text:c="4"/>ball.reset()</text:p>
      <text:p text:style-name="P33"><text:s text:c="4"/>ball.start()</text:p>
      <text:p text:style-name="P7"/>
      <text:p text:style-name="P20">Le prime righe del codice inizializzano l’ambiente, impostando la dimensione della finestra di gioco (anche se qui la funzione usa un oggetto chiamato screen – volendo, e con il giusto monitor, PyGame potrebbe aprire il gioco a schermo intero…), il modo in cui considerare la frequenza di ripetizione dei tasti se premuti a lungo, il titolo della finestra e lo sfondo del gioco.</text:p>
      <text:p text:style-name="P20">Inoltre viene creata la nostra pallina rimbalzante tramite la sua immagine .png, posta in posizione di partenza e avviata.</text:p>
      <text:p text:style-name="P20"/>
      <text:p text:style-name="P21">Il codice che segue imposta finalmente il copione del nostro “film”, descrivendo cosa deve succedere attimo per attimo. Tutti i videogiochi interattivi si basano su quello che viene definito “il ciclo infinito”, ovvero una sequenza di istruzioni da eseguire <text:span text:style-name="T6">ed eventi da gestire</text:span> <text:span text:style-name="T6">attimo per attimo, fino a che non succede qualcosa.</text:span></text:p>
      <text:p text:style-name="P22">Nel nostro caso, la sequenza prevede che la pallina continui la sua corsa rimbalzando quando arriva a uno dei confini del campo di gioco, fino a che qualcuno non prema il tasto “ESC” (in alto a sinistra sulla tastiera).</text:p>
      <text:p text:style-name="P9"><text:soft-page-break/>Ogni passo del ciclo prevede la parte relativa alla gestione degli eventi, la parte relativa <text:span text:style-name="T19">al movimento degli elementi del gioco e infine la parte di realizzazione del fotogramma a video.</text:span></text:p>
      <text:p text:style-name="P7"/>
      <text:p text:style-name="P33"><text:s text:c="4"/>quit = 0</text:p>
      <text:p text:style-name="P33"/>
      <text:p text:style-name="P33"><text:s text:c="4"/>while quit == 0:</text:p>
      <text:p text:style-name="P33"><text:s text:c="8"/>screen.blit(backdrop,(0,0))</text:p>
      <text:p text:style-name="P7"/>
      <text:p text:style-name="P7"/>
      <text:p text:style-name="P22">Attenzione: <text:span text:style-name="T7">se il gioco che realizziamo assomiglia a un film, occorre ricreare ogni fotogramma a partire dallo sfondo; in questo caso è proprio l’immagine che avevamo impostato come oggetto backdrop prima dell’avvio del ciclo – e che resterà la stessa dall’inizio alla fine.</text:span></text:p>
      <text:p text:style-name="P7"/>
      <text:p text:style-name="P33"><text:s text:c="8"/>for ourevent in pygame.event.get():</text:p>
      <text:p text:style-name="P33"/>
      <text:p text:style-name="P33"><text:s text:c="12"/>if ourevent.type == pygame.QUIT:</text:p>
      <text:p text:style-name="P33"><text:s text:c="16"/>quit = 1</text:p>
      <text:p text:style-name="P33"/>
      <text:p text:style-name="P33"><text:s text:c="12"/>if ourevent.type == pygame.KEYDOWN:</text:p>
      <text:p text:style-name="P33"><text:s text:c="16"/>if ourevent.key == pygame.K_ESCAPE:</text:p>
      <text:p text:style-name="P33"><text:s text:c="20"/>quit = 1</text:p>
      <text:p text:style-name="P10"/>
      <text:p text:style-name="P9"><text:span text:style-name="T14">La gestione degli eventi è realizzata in questo ciclo for. Il metodo get() dell’oggetto event predefinito in PyGame ci restituisce l’insieme degli eventi che si verificano nel tempo necessario alla realizzazione del passo. Anche gli eventi sono oggetti, e se si esamina il loro attibuto type possiamo capire a che famiglia appartengono. I vari tipi sono scritti in maiuscolo perc</text:span>hé sono dei valori predefiniti costanti.</text:p>
      <text:p text:style-name="P8">QUIT si capisce a cosa si riferisce: è l’evento che viene sollecitato quando viene richiesta la fine del ciclo. KEYDOWN invece si verifica quando qualcuno preme un pulsante sulla tastiera; noi per ora siamo interessati al solo tasto ‘ESC’, perché premendo questo <text:span text:style-name="T9">faremo in modo da impostare la variabile quit a 1, e questo farà concludere il ciclo.</text:span></text:p>
      <text:p text:style-name="P8"><text:span text:style-name="T9">N.B.: il fatto che quit sia impostata a 1 anche nel caso di un evento QUIT garantisce che, ad esempio, il programma si chiuda anche quando decidiamo di fare click sul pulsante di chiusura della finestra. Ok, il programma si chiuderà comunque, ma in questo caso possiamo “intercettare” l’evento e fare qualcosa prima di una interruzione improvvisa.</text:span> </text:p>
      <text:p text:style-name="P7"/>
      <text:p text:style-name="P33"><text:s text:c="8"/>if ball.getX() &lt;= 1:</text:p>
      <text:p text:style-name="P33"><text:s text:c="12"/>ball.setSpeedX(-ball.speedX())</text:p>
      <text:p text:style-name="P33"/>
      <text:p text:style-name="P33"><text:s text:c="8"/>if ball.getX() &gt;= 6<text:span text:style-name="T8">2</text:span>9:</text:p>
      <text:p text:style-name="P33"><text:s text:c="12"/>ball.setSpeedX(-ball.speedX())</text:p>
      <text:p text:style-name="P7"/>
      <text:p text:style-name="P11">La seconda parte del codice esegue le azioni necessarie a completare il passo, siano o no dipendenti dalla gestione degli eventi appena eseguita.</text:p>
      <text:p text:style-name="P11">In questo caso facciamo solo un controllo sulla posizione della palla in relazione ai limiti sinistro e destro del campo. I rimbalzi verticali sono già gestiti dall’oggetto palla, ma questi devono restare esterni perché nell’evoluzione del nostro progetto saranno influenzati o meno dalle racchette dei giocatori.</text:p>
      <text:p text:style-name="P11">Notate che nel caso del rimbalzo a destra il controllo della posizione non è sul valore 640, limite destro della nostra finestra. Questo perché la posizione della pallina è rilevata sempre dall’angolo superiore sinistro dell’immagine (che misura 11x11 pixel). Se controllassimo la posizione a 640 vedremmo la pallina uscire dalla finestra quasi <text:soft-page-break/>completamente prima di rimbalzare indietro, ma noi vogliamo un rimbalzo appena la <text:span text:style-name="T14">pallina tocca il bordo.</text:span></text:p>
      <text:p text:style-name="P7"/>
      <text:p text:style-name="P33"><text:s text:c="8"/>ball.render(screen)</text:p>
      <text:p text:style-name="P33"><text:s text:c="8"/>pygame.display.update()</text:p>
      <text:p text:style-name="P33"><text:s text:c="8"/>pygame.time.delay(2)</text:p>
      <text:p text:style-name="P7"/>
      <text:p text:style-name="P11"><text:span text:style-name="T14">Alla fine</text:span> del ciclo richiamiamo le funzioni di ridisegno della pallina nella sua nuova posizione, ridisegnamo lo schermo e aspettiamo un tempo limitato (2 millisecondi) per garantire una velocità del gioco “umana”. </text:p>
      <text:p text:style-name="P11">E infine chiudiamo la funzione.</text:p>
      <text:p text:style-name="P2"/>
      <text:p text:style-name="P33"><text:s text:c="4"/>return 0</text:p>
      <text:p text:style-name="P2"/>
      <text:p text:style-name="P11">Ora il codice che garantisce l’esecuzione della funzione main() al lancio del programma:</text:p>
      <text:p text:style-name="P2"/>
      <text:p text:style-name="P33">if __name__ == '__main__':</text:p>
      <text:p text:style-name="P33"><text:s text:c="4"/>import sys</text:p>
      <text:p text:style-name="P33"><text:s text:c="4"/>sys.exit(main(sys.argv))</text:p>
      <text:p text:style-name="P33"/>
      <text:p text:style-name="P49">Passo 2: La prima racchetta</text:p>
      <text:p text:style-name="P6"/>
      <text:p text:style-name="P12">Una pallina che rimbalza all’infinito può dare soddisfazione sapendo di averla fatta rimbalzare noi, ma alla lunga annoia. Cominciamo a introdurre un giocatore e a rilevare quando riesce a raggiungere la pallina e quando la manca.</text:p>
      <text:p text:style-name="P12">Suggerimento: dato che il codice riporterà d’ora in poi solo le modiifche, conviene salvare il programma realizzato finora con un nome (es. step_1.py) e riportare le modifiche su una sua copia con un nome diverso, es. step_2.py. <text:span text:style-name="T12">Le nuove righe saranno colorate in modo diverso</text:span></text:p>
      <text:p text:style-name="P12"/>
      <text:p text:style-name="P13">Cominciamo dall’oggetto GameBall, <text:span text:style-name="T12">le modifiche sono concentrate nel metodo reset():</text:span></text:p>
      <text:p text:style-name="P13"/>
      <text:p text:style-name="P45"><text:s text:c="4"/>def reset(self,player):</text:p>
      <text:p text:style-name="P45"><text:s text:c="8"/>self.x = 12</text:p>
      <text:p text:style-name="P45"><text:s text:c="8"/>self.y = player.getY()+15</text:p>
      <text:p text:style-name="P37"><text:s text:c="8"/>self.speed = [0,0]</text:p>
      <text:p text:style-name="P14"/>
      <text:p text:style-name="P14">Cambia la <text:span text:style-name="T13">dichiarazine della funzione con l’introduzione di un parametro. Questo serve perché, a differenza del precedente codice, stavolta la pallina sarà lanciata dalla racchetta. La posizione X di partenza non cambia di molto (giusto per non vedere la pallina schiacciata sulla racchetta), la posizione Y invece dipende dalla posizione della racchetta letto dal suo metodo getY() - che come vedremo è parente stretto dell’omonimo metodo dell’oggetto pallina.</text:span></text:p>
      <text:p text:style-name="P14"/>
      <text:p text:style-name="P15">Vediamo la definizione della classe per la racchetta, la parte più consistente delle modifiche – <text:span text:style-name="T21">da inserire per intera, non c’è bisogno di evidenziare le differenze</text:span>:</text:p>
      <text:p text:style-name="P15"/>
      <text:p text:style-name="P38">class Paddle:</text:p>
      <text:p text:style-name="P38"/>
      <text:p text:style-name="P38"><text:s text:c="4"/>def __init__(self,xpos,ypos,img,pl_id):</text:p>
      <text:p text:style-name="P38"><text:s text:c="8"/>self.x = xpos</text:p>
      <text:p text:style-name="P38"><text:s text:c="8"/>self.y = ypos</text:p>
      <text:p text:style-name="P38"><text:s text:c="8"/>self.oldy = ypos</text:p>
      <text:p text:style-name="P38"><text:s text:c="8"/>self.bitmap = pygame.image.load(img)</text:p>
      <text:p text:style-name="P38"><text:s text:c="8"/>self.bitmap.set_colorkey((0,0,0))</text:p>
      <text:p text:style-name="P38"><text:s text:c="8"/>self.pl_id = pl_id</text:p>
      <text:p text:style-name="P38"/>
      <text:p text:style-name="P38"><text:s text:c="4"/>def getId(self):</text:p>
      <text:p text:style-name="P38"><text:s text:c="8"/>return self.pl_id</text:p>
      <text:p text:style-name="P15"/>
      <text:p text:style-name="P15">Il metodo costruttore è simile al metodo per la classe della pallina, ma gli argomenti sono vari: in definizione si impostano posizione verticale e <text:s/>orizzontale (perché deve essere valida per più di un giocatore), <text:span text:style-name="T20">l’immagine della racchetta e un valore per distinguere l’oggetto racchetta quando nel prpogramma se ne creano più di uno. Di conseguenza c’è anche il metodo accessorio per leggerne il valore.</text:span></text:p>
      <text:p text:style-name="P15"/>
      <text:p text:style-name="P38"><text:s text:c="4"/>def getY(self):</text:p>
      <text:p text:style-name="P38"><text:s text:c="8"/>return self.y</text:p>
      <text:p text:style-name="P38"/>
      <text:p text:style-name="P38"><text:s text:c="4"/>def addY(self,val):</text:p>
      <text:p text:style-name="P38"><text:s text:c="8"/>if (self.y + val) &lt; 435 and (self.y + val) &gt; 43:</text:p>
      <text:p text:style-name="P38"><text:s text:c="12"/>self.oldy = self.y</text:p>
      <text:p text:style-name="P38"><text:s text:c="12"/>self.y += val</text:p>
      <text:p text:style-name="P38"/>
      <text:p text:style-name="P38"><text:s text:c="4"/>def dirY(self):</text:p>
      <text:p text:style-name="P38"><text:s text:c="8"/>return self.y-self.oldy</text:p>
      <text:p text:style-name="P38"><text:soft-page-break/></text:p>
      <text:p text:style-name="P38"><text:s text:c="4"/>def getX(self):</text:p>
      <text:p text:style-name="P38"><text:s text:c="8"/>return self.x</text:p>
      <text:p text:style-name="P38"/>
      <text:p text:style-name="P16">Questi metodi servono per stabilire posizione e velocità della racchetta quando viene mossa durante il gioco. In particolare i metodi dirX() e dirY() sfruttano la posizione precedente della racchetta per stabilire la direzione del movimento. Certo, in questo caso non c’è un metodo <text:span text:style-name="T21">che aggiorni la posizione orizzontale e tenga conto della vecchia posizione, perché le racchette si muovono solo in verticale (però, se qualcuno volesse cambiare le regole…).</text:span></text:p>
      <text:p text:style-name="P39"/>
      <text:p text:style-name="P38"><text:s text:c="4"/>def diffPos(self,ball):</text:p>
      <text:p text:style-name="P38"><text:s text:c="8"/>diff_posx = abs(ball.getX() - self.x)</text:p>
      <text:p text:style-name="P38"><text:s text:c="8"/>diff_posy = ball.getY() - self.y #N.B.: qui il segno è importante...</text:p>
      <text:p text:style-name="P38"><text:s text:c="8"/>return (diff_posx,diff_posy)</text:p>
      <text:p text:style-name="P38"/>
      <text:p text:style-name="P38"><text:s text:c="4"/>def render(self,screen):</text:p>
      <text:p text:style-name="P38"><text:s text:c="8"/>screen.blit(self.bitmap,(self.x, self.y))</text:p>
      <text:p text:style-name="P14"/>
      <text:p text:style-name="P16">Il penultimo metodo ci serve per stabilire <text:span text:style-name="T21">la differenza tra la posizione della racchetta e la posizione della pallina. Ci servirà quando dovremo decidere se la racchetta l’ha respinta o le è sfuggita.</text:span></text:p>
      <text:p text:style-name="P16"/>
      <text:p text:style-name="P17">Passiamo alla funzione principale:</text:p>
      <text:p text:style-name="P17"/>
      <text:p text:style-name="P40"><text:s text:c="4"/>….</text:p>
      <text:p text:style-name="P41"><text:s text:c="4"/>pygame.display.set_caption("python pong")</text:p>
      <text:p text:style-name="P41"><text:s text:c="4"/>backdrop = pygame.image.load('img/pong_a_2.bmp')</text:p>
      <text:p text:style-name="P41"/>
      <text:p text:style-name="P46"><text:s text:c="4"/>player1 = Paddle(0,292,"img/paddle_vert.png",0)</text:p>
      <text:p text:style-name="P41"/>
      <text:p text:style-name="P41"><text:s text:c="4"/>ball = GameBall("img/ball_base.png")</text:p>
      <text:p text:style-name="P46"><text:s text:c="4"/>ball.reset(player1)</text:p>
      <text:p text:style-name="P41"/>
      <text:p text:style-name="P41"><text:s text:c="4"/>quit = 0</text:p>
      <text:p text:style-name="P46"><text:s text:c="4"/>gamestate = 0</text:p>
      <text:p text:style-name="P41"/>
      <text:p text:style-name="P41"><text:s text:c="4"/>while quit == 0:</text:p>
      <text:p text:style-name="P41"><text:s text:c="4"/>….</text:p>
      <text:p text:style-name="P18"/>
      <text:p text:style-name="P18">Intanto generiamo la racchetta impostando le coordinate più o meno al cento del campo di gioco (quindi poco sotto la metà della finestra, considerando lo spazio lasciato libero in alto), assegnando l’immagine e l’id per il giocatore. Siccome l’Informatica conta a partire da 0, questo sarà l’ID per la racchetta (ma vedremo nel codice finale che il motivo è leggermente diverso).</text:p>
      <text:p text:style-name="P18">Un altro elemento è la variabile gamestate: ci servirà per stabilire in che situazione si trova il gioco (0: palla pronta sulla racchetta prima dell’inizio – 1: palla in movimento e gioco in corso). </text:p>
      <text:p text:style-name="P18"/>
      <text:p text:style-name="P41"><text:s text:c="4"/>….</text:p>
      <text:p text:style-name="P42"><text:s text:c="12"/>if ourevent.type == pygame.QUIT:</text:p>
      <text:p text:style-name="P42"><text:s text:c="16"/>quit = 1</text:p>
      <text:p text:style-name="P42"/>
      <text:p text:style-name="P42"><text:s text:c="12"/>if ourevent.type == pygame.KEYDOWN:</text:p>
      <text:p text:style-name="P48"><text:s text:c="16"/>if ourevent.key == pygame.K_z:</text:p>
      <text:p text:style-name="P48"><text:s text:c="20"/>player1.addY(5)</text:p>
      <text:p text:style-name="P48"><text:s text:c="20"/>if gamestate == 0:</text:p>
      <text:p text:style-name="P48"><text:soft-page-break/><text:s text:c="24"/>if ball.getY() &lt; 445:</text:p>
      <text:p text:style-name="P48"><text:s text:c="28"/>ball.addY(5)</text:p>
      <text:p text:style-name="P48"><text:s text:c="16"/>if ourevent.key == pygame.K_a:</text:p>
      <text:p text:style-name="P48"><text:s text:c="20"/>player1.addY(-5)</text:p>
      <text:p text:style-name="P48"><text:s text:c="20"/>if gamestate == 0:</text:p>
      <text:p text:style-name="P48"><text:s text:c="24"/>if ball.getY() &gt; 63:</text:p>
      <text:p text:style-name="P48"><text:s text:c="28"/>ball.addY(-5)</text:p>
      <text:p text:style-name="P48"><text:s text:c="16"/>if ourevent.key == pygame.K_s:</text:p>
      <text:p text:style-name="P48"><text:s text:c="20"/>if gamestate == 0:</text:p>
      <text:p text:style-name="P48"><text:s text:c="24"/>ball.start()</text:p>
      <text:p text:style-name="P48"><text:s text:c="24"/>gamestate = 1</text:p>
      <text:p text:style-name="P48"/>
      <text:p text:style-name="P42"><text:s text:c="16"/>if ourevent.key == pygame.K_ESCAPE:</text:p>
      <text:p text:style-name="P42"><text:s text:c="4"/>….</text:p>
      <text:p text:style-name="P19"/>
      <text:p text:style-name="P19">Nella parte relativa alla gestione degli eventi, sono aggiunti i controlli per la racchetta. Qui serve il controllo dello stato del gioco: se gamestate è azzerato il gioco è fermo e la pallina segue la racchetta nei suoi movimenti.</text:p>
      <text:p text:style-name="P19">I tasti usati per il movimento sono ‘a’ e ‘z’, e per lanciare la pallina ‘s’.</text:p>
      <text:p text:style-name="P13"/>
      <text:p text:style-name="P19">Ovviamente va cambiato anche il codice che si occupa del lato sinistro del campo: stavolta c’è la racchetta, non un muro </text:p>
      <text:p text:style-name="P12"/>
      <text:p text:style-name="P43"><text:s text:c="4"/>….</text:p>
      <text:p text:style-name="P44"><text:s text:c="16"/>if ourevent.key == pygame.K_ESCAPE:</text:p>
      <text:p text:style-name="P44"><text:s text:c="20"/>#TODO: qualcosa di più "mosso"</text:p>
      <text:p text:style-name="P44"><text:s text:c="20"/>quit = 1</text:p>
      <text:p text:style-name="P44"/>
      <text:p text:style-name="P47"><text:s text:c="8"/>if ball.getX() &lt;= <text:span text:style-name="T24">9</text:span>:</text:p>
      <text:p text:style-name="P47"><text:s text:c="12"/>diff_pl1_x,diff_pl1_y = player1.diffPos(ball)</text:p>
      <text:p text:style-name="P47"><text:s text:c="12"/>if diff_pl1_x &lt; 1<text:span text:style-name="T24">0</text:span> and (diff_pl1_y &lt; 40 and diff_pl1_y &gt; -10):</text:p>
      <text:p text:style-name="P47"><text:s text:c="16"/>ball.setSpeedX(-ball.speedX())</text:p>
      <text:p text:style-name="P47"><text:s text:c="16"/>if (ball.speedY() * player1.dirY()) &lt; 0: # spostamenti discordi</text:p>
      <text:p text:style-name="P47"><text:s text:c="20"/>ball.setSpeedY(-ball.speedY())</text:p>
      <text:p text:style-name="P47"><text:s text:c="12"/>else:</text:p>
      <text:p text:style-name="P47"><text:s text:c="16"/># palla persa da player1</text:p>
      <text:p text:style-name="P47"><text:s text:c="16"/>gamestate = 0</text:p>
      <text:p text:style-name="P47"><text:s text:c="16"/>ball.reset(player1)</text:p>
      <text:p text:style-name="P44"/>
      <text:p text:style-name="P44"><text:s text:c="8"/>if ball.getX() &gt;= 629:</text:p>
      <text:p text:style-name="P44"><text:s text:c="12"/>ball.setSpeedX(-ball.speedX())</text:p>
      <text:p text:style-name="P44"/>
      <text:p text:style-name="P47"><text:s text:c="8"/>player1.render(screen)</text:p>
      <text:p text:style-name="P44"><text:s text:c="8"/>ball.render(screen)</text:p>
      <text:p text:style-name="P44"><text:s text:c="4"/>….</text:p>
      <text:p text:style-name="P5"/>
      <text:p text:style-name="P5">La posizione della pallina stavolta è intercettata quando la sua ascissa arriva a 10 (perché la racchetta è larga 11 punti). Se le posizioni verticali tra racchetta e pallina sono vicine – ricordando che anche in questo caso la posizione della racchetta è quella del suo angolo superiore sinistro – la racchetta respinge la pallina, altrimenti la pallina è persa.</text:p>
      <text:p text:style-name="P50">Passo 3: Completiamo il gioco</text:p>
      <text:p text:style-name="P23"/>
      <text:p text:style-name="P23">Cosa manca? In pratica il secondo giocatore con i suoi controlli e un meccanismo che <text:span text:style-name="T25">man</text:span>tenga il punteggio.</text:p>
      <text:p text:style-name="P23"/>
      <text:p text:style-name="P54">import pygame</text:p>
      <text:p text:style-name="P55">import math # per il turno di battuta</text:p>
      <text:p text:style-name="P54"/>
      <text:p text:style-name="P53"/>
      <text:p text:style-name="P54">class GameBall:</text:p>
      <text:p text:style-name="P54"/>
      <text:p text:style-name="P54"><text:s text:c="4"/>def __init__(self,img):</text:p>
      <text:p text:style-name="P54"><text:s text:c="8"/>self.speed = [0,0]</text:p>
      <text:p text:style-name="P55"><text:s text:c="8"/>self.gamenum = 0</text:p>
      <text:p text:style-name="P54"><text:s text:c="8"/>self.bitmap = pygame.image.load(img)</text:p>
      <text:p text:style-name="P54"><text:s text:c="8"/>self.bitmap.set_colorkey((0,0,0))</text:p>
      <text:p text:style-name="P54"/>
      <text:p text:style-name="P54"><text:s text:c="4"/>def reset(self,player):</text:p>
      <text:p text:style-name="P55"><text:s text:c="8"/>if player.getX() &lt; 320:</text:p>
      <text:p text:style-name="P55"><text:s text:c="12"/>self.x = 12</text:p>
      <text:p text:style-name="P55"><text:s text:c="8"/>else:</text:p>
      <text:p text:style-name="P55"><text:s text:c="12"/>self.x = 618</text:p>
      <text:p text:style-name="P54"><text:s text:c="8"/>self.y = player.getY()+15</text:p>
      <text:p text:style-name="P54"><text:s text:c="8"/>self.speed = [0,0]</text:p>
      <text:p text:style-name="P54"/>
      <text:p text:style-name="P54"><text:s text:c="4"/>def start(self):</text:p>
      <text:p text:style-name="P54"><text:s text:c="8"/>self.gamenum += 1</text:p>
      <text:p text:style-name="P54"><text:s text:c="8"/>if self.getY() &gt; 320:</text:p>
      <text:p text:style-name="P54"><text:s text:c="12"/>self.speed = [-1,1]</text:p>
      <text:p text:style-name="P54"><text:s text:c="8"/>else:</text:p>
      <text:p text:style-name="P54"><text:s text:c="12"/>self.speed = [1,1]</text:p>
      <text:p text:style-name="P54"/>
      <text:p text:style-name="P54"><text:s text:c="4"/>def addX(self,val):</text:p>
      <text:p text:style-name="P54"><text:s text:c="8"/>new_x = self.x + val</text:p>
      <text:p text:style-name="P54"><text:s text:c="8"/>if new_x &lt; 640 and new_x &gt; 0:</text:p>
      <text:p text:style-name="P54"><text:s text:c="12"/>self.x += val</text:p>
      <text:p text:style-name="P54"><text:s text:c="8"/>else:</text:p>
      <text:p text:style-name="P54"><text:s text:c="12"/>if new_x &lt; 0:</text:p>
      <text:p text:style-name="P54"><text:s text:c="16"/>diff = abs(new_x)</text:p>
      <text:p text:style-name="P54"><text:s text:c="16"/>self.x = diff</text:p>
      <text:p text:style-name="P54"><text:s text:c="12"/>else:</text:p>
      <text:p text:style-name="P54"><text:s text:c="16"/>diff = new_x - 629</text:p>
      <text:p text:style-name="P54"><text:s text:c="16"/>self.x = 629 - diff</text:p>
      <text:p text:style-name="P54"><text:s text:c="12"/>self.setSpeedX(-self.speedX())</text:p>
      <text:p text:style-name="P54"/>
      <text:p text:style-name="P54"><text:s text:c="4"/>def addY(self,val):</text:p>
      <text:p text:style-name="P54"><text:s text:c="8"/>new_y = self.y + val</text:p>
      <text:p text:style-name="P54"><text:s text:c="8"/>if new_y &lt;= 466 and new_y &gt;= 42:</text:p>
      <text:p text:style-name="P54"><text:s text:c="12"/>self.y += val</text:p>
      <text:p text:style-name="P54"><text:s text:c="8"/>else:</text:p>
      <text:p text:style-name="P54"><text:s text:c="12"/>if new_y &lt; 42:</text:p>
      <text:p text:style-name="P54"><text:s text:c="16"/>diff = 42 - new_y</text:p>
      <text:p text:style-name="P54"><text:s text:c="16"/>self.y = 42 + diff</text:p>
      <text:p text:style-name="P54"><text:s text:c="12"/>else:</text:p>
      <text:p text:style-name="P54"><text:s text:c="16"/>diff = new_y - 466</text:p>
      <text:p text:style-name="P54"><text:s text:c="16"/>self.y = 466 - diff</text:p>
      <text:p text:style-name="P54"><text:s text:c="12"/>self.setSpeedY(-self.speedY())</text:p>
      <text:p text:style-name="P54"/>
      <text:p text:style-name="P54"><text:s text:c="4"/>def makeStep(self):</text:p>
      <text:p text:style-name="P54"><text:s text:c="8"/>self.addX(self.speed[0])</text:p>
      <text:p text:style-name="P54"><text:s text:c="8"/>self.addY(self.speed[1])</text:p>
      <text:p text:style-name="P54"/>
      <text:p text:style-name="P54"><text:s text:c="4"/>def setSpeedX(self,val):</text:p>
      <text:p text:style-name="P54"><text:soft-page-break/><text:s text:c="8"/>if abs(val) &lt; 3:</text:p>
      <text:p text:style-name="P54"><text:s text:c="12"/>self.speed[0] = val</text:p>
      <text:p text:style-name="P54"/>
      <text:p text:style-name="P54"><text:s text:c="4"/>def speedX(self):</text:p>
      <text:p text:style-name="P54"><text:s text:c="8"/>return self.speed[0]</text:p>
      <text:p text:style-name="P54"/>
      <text:p text:style-name="P54"><text:s text:c="4"/>def setSpeedY(self,val):</text:p>
      <text:p text:style-name="P54"><text:s text:c="8"/>if abs(val) &lt; 3:</text:p>
      <text:p text:style-name="P54"><text:s text:c="12"/>self.speed[1] = val</text:p>
      <text:p text:style-name="P54"/>
      <text:p text:style-name="P54"><text:s text:c="4"/>def speedY(self):</text:p>
      <text:p text:style-name="P54"><text:s text:c="8"/>return self.speed[1]</text:p>
      <text:p text:style-name="P54"/>
      <text:p text:style-name="P54"><text:s text:c="4"/>def getX(self):</text:p>
      <text:p text:style-name="P54"><text:s text:c="8"/>return self.x</text:p>
      <text:p text:style-name="P54"/>
      <text:p text:style-name="P54"><text:s text:c="4"/>def getY(self):</text:p>
      <text:p text:style-name="P54"><text:s text:c="8"/>return self.y</text:p>
      <text:p text:style-name="P54"/>
      <text:p text:style-name="P54"><text:s text:c="4"/>def render(self,screen):</text:p>
      <text:p text:style-name="P54"><text:s text:c="8"/>self.makeStep()</text:p>
      <text:p text:style-name="P54"><text:s text:c="8"/>screen.blit(self.bitmap,(self.x, self.y))</text:p>
      <text:p text:style-name="P54"/>
      <text:p text:style-name="P55"><text:s text:c="4"/>def getServicePl1(self):</text:p>
      <text:p text:style-name="P55"><text:s text:c="8"/>if self.gamenum == 0:</text:p>
      <text:p text:style-name="P55"><text:s text:c="12"/>return True</text:p>
      <text:p text:style-name="P55"><text:s text:c="8"/>else:</text:p>
      <text:p text:style-name="P55"><text:s text:c="12"/>if math.ceil((self.gamenum+1)/2) % 2:</text:p>
      <text:p text:style-name="P55"><text:s text:c="16"/>return False</text:p>
      <text:p text:style-name="P55"><text:s text:c="12"/>else:</text:p>
      <text:p text:style-name="P55"><text:s text:c="16"/>return True</text:p>
      <text:p text:style-name="P54"/>
      <text:p text:style-name="P54"/>
      <text:p text:style-name="P54">class Paddle:</text:p>
      <text:p text:style-name="P54"/>
      <text:p text:style-name="P54"><text:s text:c="4"/>def __init__(self,xpos,ypos,img,pl_id):</text:p>
      <text:p text:style-name="P54"><text:s text:c="8"/>self.x = xpos</text:p>
      <text:p text:style-name="P54"><text:s text:c="8"/>self.y = ypos</text:p>
      <text:p text:style-name="P54"><text:s text:c="8"/>self.oldy = ypos</text:p>
      <text:p text:style-name="P54"><text:s text:c="8"/>self.bitmap = pygame.image.load(img)</text:p>
      <text:p text:style-name="P54"><text:s text:c="8"/>self.bitmap.set_colorkey((0,0,0))</text:p>
      <text:p text:style-name="P54"><text:s text:c="8"/>self.pl_id = pl_id</text:p>
      <text:p text:style-name="P54"/>
      <text:p text:style-name="P54"><text:s text:c="4"/>def getId(self):</text:p>
      <text:p text:style-name="P54"><text:s text:c="8"/>return self.pl_id</text:p>
      <text:p text:style-name="P54"/>
      <text:p text:style-name="P54"><text:s text:c="4"/>def getY(self):</text:p>
      <text:p text:style-name="P54"><text:s text:c="8"/>return self.y</text:p>
      <text:p text:style-name="P54"/>
      <text:p text:style-name="P54"><text:s text:c="4"/>def addY(self,val):</text:p>
      <text:p text:style-name="P54"><text:s text:c="8"/>if (self.y + val) &lt; 435 and (self.y + val) &gt; 43:</text:p>
      <text:p text:style-name="P54"><text:s text:c="12"/>self.oldy = self.y</text:p>
      <text:p text:style-name="P54"><text:s text:c="12"/>self.y += val</text:p>
      <text:p text:style-name="P54"/>
      <text:p text:style-name="P54"><text:s text:c="4"/>def dirY(self):</text:p>
      <text:p text:style-name="P54"><text:s text:c="8"/>return self.y-self.oldy</text:p>
      <text:p text:style-name="P54"/>
      <text:p text:style-name="P54"><text:s text:c="4"/>def getX(self):</text:p>
      <text:p text:style-name="P54"><text:s text:c="8"/>return self.x</text:p>
      <text:p text:style-name="P54"/>
      <text:p text:style-name="P54"><text:s text:c="4"/>def diffPos(self,ball):</text:p>
      <text:p text:style-name="P54"><text:s text:c="8"/>diff_posx = abs(ball.getX() - self.x)</text:p>
      <text:p text:style-name="P54"><text:s text:c="8"/>diff_posy = ball.getY() - self.y #N.B.: il segno è importante...</text:p>
      <text:p text:style-name="P54"><text:s text:c="8"/>return (diff_posx,diff_posy)</text:p>
      <text:p text:style-name="P54"><text:soft-page-break/></text:p>
      <text:p text:style-name="P54"><text:s text:c="4"/>def render(self,screen):</text:p>
      <text:p text:style-name="P54"><text:s text:c="8"/>screen.blit(self.bitmap,(self.x, self.y))</text:p>
      <text:p text:style-name="P54"/>
      <text:p text:style-name="P54"/>
      <text:p text:style-name="P55">class Score:</text:p>
      <text:p text:style-name="P55"/>
      <text:p text:style-name="P55"><text:s text:c="4"/>def __init__(self,goal):</text:p>
      <text:p text:style-name="P55"><text:s text:c="8"/>self.pnt = [0,0]</text:p>
      <text:p text:style-name="P55"><text:s text:c="8"/>self.goal = goal</text:p>
      <text:p text:style-name="P55"><text:s text:c="8"/>self.font = pygame.font.Font('img/slkscr.ttf',20)</text:p>
      <text:p text:style-name="P55"/>
      <text:p text:style-name="P55"><text:s text:c="4"/>def displayScore(self,screen):</text:p>
      <text:p text:style-name="P55"><text:s text:c="8"/>textscore = str(' - ').join([str(s) for s in self.pnt])</text:p>
      <text:p text:style-name="P55"><text:s text:c="8"/>score_text = self.font.render(textscore,True,(255,255,255))</text:p>
      <text:p text:style-name="P55"><text:s text:c="8"/>score_rect = score_text.get_rect()</text:p>
      <text:p text:style-name="P55"><text:s text:c="8"/>score_rect.centerx = 320</text:p>
      <text:p text:style-name="P55"><text:s text:c="8"/>score_rect.y = 5</text:p>
      <text:p text:style-name="P55"><text:s text:c="8"/>screen.blit(score_text,score_rect)</text:p>
      <text:p text:style-name="P55"><text:s text:c="8"/>pygame.display.update(score_rect)</text:p>
      <text:p text:style-name="P55"/>
      <text:p text:style-name="P55"><text:s text:c="4"/>def setScore(self,player):</text:p>
      <text:p text:style-name="P55"><text:s text:c="8"/>return_state = 0</text:p>
      <text:p text:style-name="P55"><text:s text:c="8"/>self.pnt[player.getId()] += 1</text:p>
      <text:p text:style-name="P55"/>
      <text:p text:style-name="P55"><text:s text:c="8"/>#TODO: conteggio più raffinato</text:p>
      <text:p text:style-name="P55"><text:s text:c="8"/># (2 pti di scarto per fine partita, tiebreak, ecc.)</text:p>
      <text:p text:style-name="P55"><text:s text:c="8"/>if self.pnt[player.getId()] &gt;= self.goal:</text:p>
      <text:p text:style-name="P55"><text:s text:c="12"/>#TODO: info più completa</text:p>
      <text:p text:style-name="P55"><text:s text:c="12"/>return_state = 2</text:p>
      <text:p text:style-name="P55"/>
      <text:p text:style-name="P55"><text:s text:c="8"/>#debug</text:p>
      <text:p text:style-name="P55"><text:s text:c="8"/>print "{} - {}".format(self.pnt[0],self.pnt[1])</text:p>
      <text:p text:style-name="P55"/>
      <text:p text:style-name="P55"><text:s text:c="8"/>return return_state</text:p>
      <text:p text:style-name="P55"/>
      <text:p text:style-name="P55"><text:s text:c="4"/>def displayWinner(self,screen):</text:p>
      <text:p text:style-name="P55"><text:s text:c="8"/>text_win = ""</text:p>
      <text:p text:style-name="P55"><text:s text:c="8"/>if self.pnt[0] == self.goal:</text:p>
      <text:p text:style-name="P55"><text:s text:c="12"/>text_win = "Vince la partita Player 1"</text:p>
      <text:p text:style-name="P55"><text:s text:c="8"/>elif self.pnt[1] == self.goal:</text:p>
      <text:p text:style-name="P55"><text:s text:c="12"/>text_win = "Vince la partita Player 2"</text:p>
      <text:p text:style-name="P55"/>
      <text:p text:style-name="P55"><text:s text:c="8"/>if text_win != "":</text:p>
      <text:p text:style-name="P55"><text:s text:c="12"/>winner_text = self.font.render(text_win,True,(255,255,255))</text:p>
      <text:p text:style-name="P55"><text:s text:c="12"/>winner_rect = winner_text.get_rect()</text:p>
      <text:p text:style-name="P55"><text:s text:c="12"/>winner_rect.centerx = 320</text:p>
      <text:p text:style-name="P55"><text:s text:c="12"/>winner_rect.y = 200</text:p>
      <text:p text:style-name="P55"><text:s text:c="12"/>screen.blit(winner_text,winner_rect)</text:p>
      <text:p text:style-name="P55"><text:s text:c="12"/>pygame.display.update(winner_rect)</text:p>
      <text:p text:style-name="P54"/>
      <text:p text:style-name="P54"/>
      <text:p text:style-name="P54">def main(args):</text:p>
      <text:p text:style-name="P54"/>
      <text:p text:style-name="P54"><text:s text:c="4"/>pygame.init()</text:p>
      <text:p text:style-name="P54"><text:s text:c="4"/>screen = pygame.display.set_mode((640,480))</text:p>
      <text:p text:style-name="P54"><text:s text:c="4"/>pygame.key.set_repeat(1,1)</text:p>
      <text:p text:style-name="P54"><text:s text:c="4"/>pygame.display.set_caption("python pong")</text:p>
      <text:p text:style-name="P54"><text:s text:c="4"/>backdrop = pygame.image.load('img/pong_a_2.bmp')</text:p>
      <text:p text:style-name="P54"/>
      <text:p text:style-name="P54"><text:s text:c="4"/>player1 = Paddle(0,292,"img/paddle_vert.png",0)</text:p>
      <text:p text:style-name="P55"><text:s text:c="4"/>player2 = Paddle(628,292,"img/paddle_vert.png",1)</text:p>
      <text:p text:style-name="P54"/>
      <text:p text:style-name="P54"><text:s text:c="4"/>ball = GameBall("img/ball_base.png")</text:p>
      <text:p text:style-name="P55"><text:soft-page-break/><text:s text:c="4"/>ball.reset(player1) # N.B.: batte player1 per il primo game</text:p>
      <text:p text:style-name="P55"><text:s text:c="4"/>score = Score(2)</text:p>
      <text:p text:style-name="P55"><text:s text:c="4"/>score.displayScore(screen)</text:p>
      <text:p text:style-name="P54"/>
      <text:p text:style-name="P54"><text:s text:c="4"/>quit = 0</text:p>
      <text:p text:style-name="P54"><text:s text:c="4"/>gamestate = 0</text:p>
      <text:p text:style-name="P54"/>
      <text:p text:style-name="P54"><text:s text:c="4"/>while quit == 0:</text:p>
      <text:p text:style-name="P54"><text:s text:c="8"/>screen.blit(backdrop,(0,0))</text:p>
      <text:p text:style-name="P54"/>
      <text:p text:style-name="P54"><text:s text:c="8"/>for ourevent in pygame.event.get():</text:p>
      <text:p text:style-name="P54"/>
      <text:p text:style-name="P54"><text:s text:c="12"/>if ourevent.type == pygame.QUIT:</text:p>
      <text:p text:style-name="P54"><text:s text:c="16"/>quit = 1</text:p>
      <text:p text:style-name="P54"/>
      <text:p text:style-name="P54"><text:s text:c="12"/>if ourevent.type == pygame.KEYDOWN:</text:p>
      <text:p text:style-name="P55"><text:s text:c="16"/>if ourevent.key == pygame.K_z and gamestate &lt; 2:</text:p>
      <text:p text:style-name="P54"><text:s text:c="20"/>player1.addY(5)</text:p>
      <text:p text:style-name="P55"><text:s text:c="20"/>if gamestate == 0 and ball.getServicePl1():</text:p>
      <text:p text:style-name="P54"><text:s text:c="24"/>if ball.getY() &lt; 445:</text:p>
      <text:p text:style-name="P54"><text:s text:c="28"/>ball.addY(5)</text:p>
      <text:p text:style-name="P55"><text:s text:c="16"/>if ourevent.key == pygame.K_a and gamestate &lt; 2:</text:p>
      <text:p text:style-name="P54"><text:s text:c="20"/>player1.addY(-5)</text:p>
      <text:p text:style-name="P55"><text:s text:c="20"/>if gamestate == 0 and ball.getServicePl1():</text:p>
      <text:p text:style-name="P54"><text:s text:c="24"/>if ball.getY() &gt; 63:</text:p>
      <text:p text:style-name="P54"><text:s text:c="28"/>ball.addY(-5)</text:p>
      <text:p text:style-name="P55"><text:s text:c="16"/>if ourevent.key == pygame.K_s and gamestate &lt; 2:</text:p>
      <text:p text:style-name="P55"><text:s text:c="20"/>if gamestate == 0 and ball.getServicePl1():</text:p>
      <text:p text:style-name="P55"><text:s text:c="24"/>ball.start()</text:p>
      <text:p text:style-name="P55"><text:s text:c="24"/>gamestate = 1</text:p>
      <text:p text:style-name="P55"/>
      <text:p text:style-name="P55"><text:s text:c="16"/>if ourevent.key == pygame.K_l and gamestate &lt; 2:</text:p>
      <text:p text:style-name="P55"><text:s text:c="20"/>player2.addY(5)</text:p>
      <text:p text:style-name="P55"><text:s text:c="20"/>if gamestate == 0 and not(ball.getServicePl1()):</text:p>
      <text:p text:style-name="P55"><text:s text:c="24"/>if ball.getY() &lt; 445:</text:p>
      <text:p text:style-name="P55"><text:s text:c="28"/>ball.addY(5)</text:p>
      <text:p text:style-name="P55"><text:s text:c="16"/>if ourevent.key == pygame.K_p and gamestate &lt; 2:</text:p>
      <text:p text:style-name="P55"><text:s text:c="20"/>player2.addY(-5)</text:p>
      <text:p text:style-name="P55"><text:s text:c="20"/>if gamestate == 0 and not(ball.getServicePl1()):</text:p>
      <text:p text:style-name="P55"><text:s text:c="24"/>if ball.getY() &gt; 63:</text:p>
      <text:p text:style-name="P55"><text:s text:c="28"/>ball.addY(-5)</text:p>
      <text:p text:style-name="P55"><text:s text:c="16"/>if ourevent.key == pygame.K_o and gamestate &lt; 2:</text:p>
      <text:p text:style-name="P55"><text:s text:c="20"/>if gamestate == 0 and not(ball.getServicePl1()):</text:p>
      <text:p text:style-name="P54"><text:s text:c="24"/>ball.start()</text:p>
      <text:p text:style-name="P54"><text:s text:c="24"/>gamestate = 1</text:p>
      <text:p text:style-name="P54"/>
      <text:p text:style-name="P54"><text:s text:c="16"/># N.B.: il tasto escape funziona sempre, per chiudere</text:p>
      <text:p text:style-name="P54"><text:s text:c="16"/>if ourevent.key == pygame.K_ESCAPE:</text:p>
      <text:p text:style-name="P54"><text:s text:c="20"/>#TODO: qualcosa di più "mosso"</text:p>
      <text:p text:style-name="P54"><text:s text:c="20"/>quit = 1</text:p>
      <text:p text:style-name="P54"/>
      <text:p text:style-name="P54"><text:s text:c="8"/>if ball.getX() &lt;= 9:</text:p>
      <text:p text:style-name="P54"><text:s text:c="12"/>diff_pl1_x,diff_pl1_y = player1.diffPos(ball)</text:p>
      <text:p text:style-name="P54"><text:s text:c="12"/>if diff_pl1_x &lt; 10 and (diff_pl1_y &lt; 40 and diff_pl1_y &gt; -10):</text:p>
      <text:p text:style-name="P54"><text:s text:c="16"/>ball.setSpeedX(-ball.speedX())</text:p>
      <text:p text:style-name="P54"><text:s text:c="16"/>if (ball.speedY() * player1.dirY()) &lt; 0:</text:p>
      <text:p text:style-name="P54"><text:s text:c="20"/>#i due spostamenti sono discordi</text:p>
      <text:p text:style-name="P54"><text:s text:c="20"/>ball.setSpeedY(-ball.speedY())</text:p>
      <text:p text:style-name="P54"><text:s text:c="12"/>else:</text:p>
      <text:p text:style-name="P55"><text:s text:c="16"/># palla persa da player1</text:p>
      <text:p text:style-name="P55"><text:s text:c="16"/>gamestate = score.setScore(player2)</text:p>
      <text:p text:style-name="P55"><text:s text:c="16"/>if gamestate &lt; 2:</text:p>
      <text:p text:style-name="P55"><text:s text:c="20"/>pygame.time.delay(500)</text:p>
      <text:p text:style-name="P55"><text:s text:c="20"/>if ball.getServicePl1():</text:p>
      <text:p text:style-name="P55"><text:soft-page-break/><text:s text:c="24"/>ball.reset(player1)</text:p>
      <text:p text:style-name="P55"><text:s text:c="20"/>else:</text:p>
      <text:p text:style-name="P55"><text:s text:c="24"/>ball.reset(player2)</text:p>
      <text:p text:style-name="P55"><text:s text:c="16"/>else:</text:p>
      <text:p text:style-name="P55"><text:s text:c="20"/>ball.reset(player2)</text:p>
      <text:p text:style-name="P54"/>
      <text:p text:style-name="P55"><text:s text:c="8"/>elif ball.getX() &gt;= 619:</text:p>
      <text:p text:style-name="P55"><text:s text:c="12"/>diff_pl2_x,diff_pl2_y = player2.diffPos(ball)</text:p>
      <text:p text:style-name="P55"><text:s text:c="12"/>if diff_pl2_x &lt; 10 and (diff_pl2_y &lt; 40 and diff_pl2_y &gt; -10):</text:p>
      <text:p text:style-name="P55"><text:s text:c="16"/>ball.setSpeedX(-ball.speedX())</text:p>
      <text:p text:style-name="P55"><text:s text:c="16"/>if (ball.speedY() * player2.dirY()) &lt; 0:</text:p>
      <text:p text:style-name="P55"><text:s text:c="20"/>#i due spostamenti sono discordi</text:p>
      <text:p text:style-name="P55"><text:s text:c="20"/>ball.setSpeedY(-ball.speedY())</text:p>
      <text:p text:style-name="P55"><text:s text:c="12"/>else:</text:p>
      <text:p text:style-name="P55"><text:s text:c="16"/># palla persa da player2</text:p>
      <text:p text:style-name="P55"><text:s text:c="16"/>gamestate = score.setScore(player1)</text:p>
      <text:p text:style-name="P55"><text:s text:c="16"/>if gamestate &lt; 2:</text:p>
      <text:p text:style-name="P55"><text:s text:c="20"/>pygame.time.delay(500)</text:p>
      <text:p text:style-name="P55"><text:s text:c="20"/>if ball.getServicePl1():</text:p>
      <text:p text:style-name="P55"><text:s text:c="24"/>ball.reset(player1)</text:p>
      <text:p text:style-name="P55"><text:s text:c="20"/>else:</text:p>
      <text:p text:style-name="P55"><text:s text:c="24"/>ball.reset(player2)</text:p>
      <text:p text:style-name="P55"><text:s text:c="16"/>else:</text:p>
      <text:p text:style-name="P55"><text:s text:c="20"/>ball.reset(player1)</text:p>
      <text:p text:style-name="P54"/>
      <text:p text:style-name="P54"><text:s text:c="8"/>player1.render(screen)</text:p>
      <text:p text:style-name="P55"><text:s text:c="8"/>player2.render(screen)</text:p>
      <text:p text:style-name="P54"><text:s text:c="8"/>ball.render(screen)</text:p>
      <text:p text:style-name="P54"/>
      <text:p text:style-name="P55"><text:s text:c="8"/>score.displayScore(screen)</text:p>
      <text:p text:style-name="P55"><text:s text:c="8"/>if gamestate == 2:</text:p>
      <text:p text:style-name="P55"><text:s text:c="12"/>winplayer = score.displayWinner(screen)</text:p>
      <text:p text:style-name="P54"/>
      <text:p text:style-name="P54"><text:s text:c="8"/>pygame.display.update()</text:p>
      <text:p text:style-name="P54"><text:s text:c="8"/>pygame.time.delay(2)</text:p>
      <text:p text:style-name="P54"/>
      <text:p text:style-name="P54"><text:s text:c="4"/>return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8:04:17.857038072</meta:creation-date>
    <dc:date>2018-04-06T10:17:07.880695881</dc:date>
    <meta:editing-duration>PT1H44M34S</meta:editing-duration>
    <meta:editing-cycles>9</meta:editing-cycles>
    <meta:generator>LibreOffice/5.1.6.2$Linux_X86_64 LibreOffice_project/10m0$Build-2</meta:generator>
    <meta:document-statistic meta:table-count="0" meta:image-count="0" meta:object-count="0" meta:page-count="13" meta:paragraph-count="446" meta:word-count="3029" meta:character-count="25268" meta:non-whitespace-character-count="18514"/>
  </office:meta>
</office:document-meta>
</file>